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[43.955; 50.42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37.49; 43.95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31.025; 37.49)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24.56; 31.025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8.095; 24.56)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11.63; 18.095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5.165; 11.63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-1.3; 5.165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-7.765; -1.3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-14.23; -7.765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/ X</text:p>
          </table:table-cell>
          <table:table-cell office:value-type="string" calcext:value-type="string">
            <text:p>[0.01311; 1.4058)</text:p>
          </table:table-cell>
          <table:table-cell office:value-type="string" calcext:value-type="string">
            <text:p>[1.4058; 2.79849)</text:p>
          </table:table-cell>
          <table:table-cell office:value-type="string" calcext:value-type="string">
            <text:p>[2.79849; 4.19118)</text:p>
          </table:table-cell>
          <table:table-cell office:value-type="string" calcext:value-type="string">
            <text:p>[4.19118; 5.58387)</text:p>
          </table:table-cell>
          <table:table-cell office:value-type="string" calcext:value-type="string">
            <text:p>[5.58387; 6.97656)</text:p>
          </table:table-cell>
          <table:table-cell office:value-type="string" calcext:value-type="string">
            <text:p>[6.97656; 8.36925)</text:p>
          </table:table-cell>
          <table:table-cell office:value-type="string" calcext:value-type="string">
            <text:p>[8.36925; 9.76194)</text:p>
          </table:table-cell>
          <table:table-cell office:value-type="string" calcext:value-type="string">
            <text:p>[9.76194; 11.15463)</text:p>
          </table:table-cell>
          <table:table-cell office:value-type="string" calcext:value-type="string">
            <text:p>[11.15463; 12.54732)</text:p>
          </table:table-cell>
          <table:table-cell office:value-type="string" calcext:value-type="string">
            <text:p>[12.54732; 13.94001]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Y / X</text:p>
          </table:table-cell>
          <table:table-cell office:value-type="float" office:value="0.70945" calcext:value-type="float">
            <text:p>0.70945</text:p>
          </table:table-cell>
          <table:table-cell office:value-type="float" office:value="2.10215" calcext:value-type="float">
            <text:p>2.10215</text:p>
          </table:table-cell>
          <table:table-cell office:value-type="float" office:value="3.49484" calcext:value-type="float">
            <text:p>3.49484</text:p>
          </table:table-cell>
          <table:table-cell office:value-type="float" office:value="4.88753" calcext:value-type="float">
            <text:p>4.88753</text:p>
          </table:table-cell>
          <table:table-cell office:value-type="float" office:value="6.28022" calcext:value-type="float">
            <text:p>6.28022</text:p>
          </table:table-cell>
          <table:table-cell office:value-type="float" office:value="7.67291" calcext:value-type="float">
            <text:p>7.67291</text:p>
          </table:table-cell>
          <table:table-cell office:value-type="float" office:value="9.06559" calcext:value-type="float">
            <text:p>9.06559</text:p>
          </table:table-cell>
          <table:table-cell office:value-type="float" office:value="10.45829" calcext:value-type="float">
            <text:p>10.45829</text:p>
          </table:table-cell>
          <table:table-cell office:value-type="float" office:value="11.85097" calcext:value-type="float">
            <text:p>11.85097</text:p>
          </table:table-cell>
          <table:table-cell office:value-type="float" office:value="13.24367" calcext:value-type="float">
            <text:p>13.24367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float" office:value="-10.9975" calcext:value-type="float">
            <text:p>-10.997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5325" calcext:value-type="float">
            <text:p>-4.5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9325" calcext:value-type="float">
            <text:p>1.93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.3975" calcext:value-type="float">
            <text:p>8.3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625" calcext:value-type="float">
            <text:p>14.86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.3275" calcext:value-type="float">
            <text:p>21.3275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.7925" calcext:value-type="float">
            <text:p>27.79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2575" calcext:value-type="float">
            <text:p>34.2575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.7225" calcext:value-type="float">
            <text:p>40.7225</text:p>
          </table:table-cell>
          <table:table-cell table:number-columns-repeated="11"/>
        </table:table-row>
        <table:table-row table:style-name="ro1">
          <table:table-cell office:value-type="float" office:value="47.1875" calcext:value-type="float">
            <text:p>47.187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ума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 / 100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70945" calcext:value-type="float">
            <text:p>0.70945</text:p>
          </table:table-cell>
          <table:table-cell office:value-type="float" office:value="2.10215" calcext:value-type="float">
            <text:p>2.10215</text:p>
          </table:table-cell>
          <table:table-cell office:value-type="float" office:value="3.49484" calcext:value-type="float">
            <text:p>3.49484</text:p>
          </table:table-cell>
          <table:table-cell office:value-type="float" office:value="4.88753" calcext:value-type="float">
            <text:p>4.88753</text:p>
          </table:table-cell>
          <table:table-cell office:value-type="float" office:value="6.28022" calcext:value-type="float">
            <text:p>6.28022</text:p>
          </table:table-cell>
          <table:table-cell office:value-type="float" office:value="7.67291" calcext:value-type="float">
            <text:p>7.67291</text:p>
          </table:table-cell>
          <table:table-cell office:value-type="float" office:value="9.06559" calcext:value-type="float">
            <text:p>9.06559</text:p>
          </table:table-cell>
          <table:table-cell office:value-type="float" office:value="10.45829" calcext:value-type="float">
            <text:p>10.45829</text:p>
          </table:table-cell>
          <table:table-cell office:value-type="float" office:value="11.85097" calcext:value-type="float">
            <text:p>11.85097</text:p>
          </table:table-cell>
          <table:table-cell office:value-type="float" office:value="13.24367" calcext:value-type="float">
            <text:p>13.24367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xi * ni</text:p>
          </table:table-cell>
          <table:table-cell office:value-type="float" office:value="7.80395" calcext:value-type="float">
            <text:p>7.80395</text:p>
          </table:table-cell>
          <table:table-cell office:value-type="float" office:value="14.71505" calcext:value-type="float">
            <text:p>14.71505</text:p>
          </table:table-cell>
          <table:table-cell office:value-type="float" office:value="38.44324" calcext:value-type="float">
            <text:p>38.44324</text:p>
          </table:table-cell>
          <table:table-cell office:value-type="float" office:value="97.7506" calcext:value-type="float">
            <text:p>97.7506</text:p>
          </table:table-cell>
          <table:table-cell office:value-type="float" office:value="43.96154" calcext:value-type="float">
            <text:p>43.96154</text:p>
          </table:table-cell>
          <table:table-cell office:value-type="float" office:value="84.40201" calcext:value-type="float">
            <text:p>84.40201</text:p>
          </table:table-cell>
          <table:table-cell office:value-type="float" office:value="45.32795" calcext:value-type="float">
            <text:p>45.32795</text:p>
          </table:table-cell>
          <table:table-cell office:value-type="float" office:value="83.66632" calcext:value-type="float">
            <text:p>83.66632</text:p>
          </table:table-cell>
          <table:table-cell office:value-type="float" office:value="130.36067" calcext:value-type="float">
            <text:p>130.36067</text:p>
          </table:table-cell>
          <table:table-cell office:value-type="float" office:value="119.19303" calcext:value-type="float">
            <text:p>119.19303</text:p>
          </table:table-cell>
          <table:table-cell table:formula="of:=SUM([.B33:.K33])" office:value-type="float" office:value="665.62436" calcext:value-type="float">
            <text:p>665.62436</text:p>
          </table:table-cell>
        </table:table-row>
        <table:table-row table:style-name="ro1">
          <table:table-cell office:value-type="string" calcext:value-type="string">
            <text:p>xi^2</text:p>
          </table:table-cell>
          <table:table-cell office:value-type="float" office:value="0.50332" calcext:value-type="float">
            <text:p>0.50332</text:p>
          </table:table-cell>
          <table:table-cell office:value-type="float" office:value="4.41903" calcext:value-type="float">
            <text:p>4.41903</text:p>
          </table:table-cell>
          <table:table-cell office:value-type="float" office:value="12.21391" calcext:value-type="float">
            <text:p>12.21391</text:p>
          </table:table-cell>
          <table:table-cell office:value-type="float" office:value="23.88795" calcext:value-type="float">
            <text:p>23.88795</text:p>
          </table:table-cell>
          <table:table-cell office:value-type="float" office:value="39.44116" calcext:value-type="float">
            <text:p>39.44116</text:p>
          </table:table-cell>
          <table:table-cell office:value-type="float" office:value="58.87355" calcext:value-type="float">
            <text:p>58.87355</text:p>
          </table:table-cell>
          <table:table-cell office:value-type="float" office:value="82.18492" calcext:value-type="float">
            <text:p>82.18492</text:p>
          </table:table-cell>
          <table:table-cell office:value-type="float" office:value="109.37583" calcext:value-type="float">
            <text:p>109.37583</text:p>
          </table:table-cell>
          <table:table-cell office:value-type="float" office:value="140.44549" calcext:value-type="float">
            <text:p>140.44549</text:p>
          </table:table-cell>
          <table:table-cell office:value-type="float" office:value="175.3948" calcext:value-type="float">
            <text:p>175.3948</text:p>
          </table:table-cell>
          <table:table-cell/>
        </table:table-row>
        <table:table-row table:style-name="ro1">
          <table:table-cell office:value-type="string" calcext:value-type="string">
            <text:p>xi^2 * ni</text:p>
          </table:table-cell>
          <table:table-cell office:value-type="float" office:value="5.53652" calcext:value-type="float">
            <text:p>5.53652</text:p>
          </table:table-cell>
          <table:table-cell office:value-type="float" office:value="30.93321" calcext:value-type="float">
            <text:p>30.93321</text:p>
          </table:table-cell>
          <table:table-cell office:value-type="float" office:value="134.35301" calcext:value-type="float">
            <text:p>134.35301</text:p>
          </table:table-cell>
          <table:table-cell office:value-type="float" office:value="477.759" calcext:value-type="float">
            <text:p>477.759</text:p>
          </table:table-cell>
          <table:table-cell office:value-type="float" office:value="276.08812" calcext:value-type="float">
            <text:p>276.08812</text:p>
          </table:table-cell>
          <table:table-cell office:value-type="float" office:value="647.60905" calcext:value-type="float">
            <text:p>647.60905</text:p>
          </table:table-cell>
          <table:table-cell office:value-type="float" office:value="410.9246" calcext:value-type="float">
            <text:p>410.9246</text:p>
          </table:table-cell>
          <table:table-cell office:value-type="float" office:value="875.00664" calcext:value-type="float">
            <text:p>875.00664</text:p>
          </table:table-cell>
          <table:table-cell office:value-type="float" office:value="1544.90039" calcext:value-type="float">
            <text:p>1544.90039</text:p>
          </table:table-cell>
          <table:table-cell office:value-type="float" office:value="1578.5532" calcext:value-type="float">
            <text:p>1578.5532</text:p>
          </table:table-cell>
          <table:table-cell table:formula="of:=SUM([.B35:.K35])" office:value-type="float" office:value="5981.66374" calcext:value-type="float">
            <text:p>5981.66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21:31:49.617033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3:18:51.607676817</meta:creation-date>
    <dc:date>2020-10-31T21:40:10.402000860</dc:date>
    <meta:editing-duration>PT1H20M39S</meta:editing-duration>
    <meta:editing-cycles>9</meta:editing-cycles>
    <meta:generator>LibreOffice/6.4.6.2$Linux_X86_64 LibreOffice_project/40$Build-2</meta:generator>
    <meta:document-statistic meta:table-count="1" meta:cell-count="197" meta:object-count="0"/>
  </office:meta>
</office:document-meta>
</file>